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opacity="0%" draw:textarea-horizontal-align="justify" draw:textarea-vertical-align="middle" draw:auto-grow-height="false" fo:min-height="19.34cm" fo:min-width="25.44cm" fo:padding-top="0.165cm" fo:padding-bottom="0.165cm" fo:padding-left="0.29cm" fo:padding-right="0.29cm" drawooo:fontwork-style="rotate" drawooo:fontwork-adjust="left" drawooo:fontwork-distance="-0.9cm" drawooo:fontwork-start="20.3cm" drawooo:fontwork-shadow-offset-x="0cm" drawooo:fontwork-shadow-offset-y="0cm"/>
    </style:style>
    <style:style style:name="gr2" style:family="graphic" style:parent-style-name="standard">
      <style:graphic-properties svg:stroke-width="0.081cm" svg:stroke-color="#000000" draw:marker-start-width="0.321cm" draw:marker-end-width="0.321cm" draw:fill-color="#ffffff" draw:opacity="0%" draw:textarea-horizontal-align="justify" draw:textarea-vertical-align="middle" draw:auto-grow-height="false" fo:min-height="6.062cm" fo:min-width="7.228cm" fo:padding-top="0.165cm" fo:padding-bottom="0.165cm" fo:padding-left="0.29cm" fo:padding-right="0.29cm" draw:shadow="hidden" drawooo:fontwork-style="rotate" drawooo:fontwork-adjust="right" drawooo:fontwork-distance="0.2cm" drawooo:fontwork-start="8cm" drawooo:fontwork-shadow-offset-x="0cm" drawooo:fontwork-shadow-offset-y="0cm"/>
      <style:paragraph-properties style:writing-mode="lr-tb"/>
    </style:style>
    <style:style style:name="gr3" style:family="graphic" style:parent-style-name="standard">
      <style:graphic-properties svg:stroke-opacity="0%" draw:fill="hatch" draw:fill-color="#000000" draw:fill-hatch-name="Red_20_90_20_Degrees_20_Crossed_20_2" draw:fill-hatch-solid="false" draw:textarea-vertical-align="middle"/>
    </style:style>
    <style:style style:name="P1" style:family="paragraph">
      <loext:graphic-properties draw:fill-color="#ffffff" draw:opacity="0%"/>
      <style:paragraph-properties fo:text-align="center" style:writing-mode="lr-tb"/>
      <style:text-properties style:font-name="Times New Roman" fo:font-size="32pt" style:font-size-asian="32pt" style:font-size-complex="32pt"/>
    </style:style>
    <style:style style:name="P2" style:family="paragraph">
      <style:paragraph-properties fo:text-align="center"/>
      <style:text-properties fo:font-size="48pt" style:font-size-asian="48pt" style:font-size-complex="48pt"/>
    </style:style>
    <style:style style:name="P3" style:family="paragraph">
      <loext:graphic-properties draw:fill-color="#ffffff" draw:opacity="0%"/>
      <style:paragraph-properties fo:text-align="center" style:writing-mode="lr-tb"/>
      <style:text-properties style:font-name="Times New Roman" fo:font-size="48pt" style:font-size-asian="48pt" style:font-size-complex="48pt"/>
    </style:style>
    <style:style style:name="P4" style:family="paragraph">
      <loext:graphic-properties draw:fill="hatch" draw:fill-color="#000000" draw:fill-hatch-name="Red_20_90_20_Degrees_20_Crossed_20_2" draw:fill-hatch-solid="false"/>
      <style:paragraph-properties fo:text-align="center"/>
    </style:style>
    <style:style style:name="T1" style:family="text">
      <style:text-properties style:font-name="Times New Roman"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5.939cm" svg:height="19.589cm" svg:x="1cm" svg:y="1cm" svg:viewBox="0 0 25940 19590" svg:d="M0 19590c0-6530 0-13060 0-19590 8647 0 17293 0 25940 0 0 6530 0 13060 0 19590-8647 0-17293 0-25940 0z">
          <text:p/>
        </draw:path>
        <draw:path draw:style-name="gr2" draw:text-style-name="P3" draw:layer="layout" svg:width="11.999cm" svg:height="9.999cm" svg:x="11.65cm" svg:y="6cm" svg:viewBox="0 0 12000 10000" svg:d="M12000 5000c0 877-278 1739-804 2501-526 760-1284 1390-2196 1829-912 440-1947 670-3001 670-1052 0-2087-230-2999-670-912-439-1670-1069-2196-1829-526-762-804-1624-804-2501s278-1739 804-2499c526-762 1284-1392 2196-1831 912-440 1947-670 2999-670 1054 0 2089 230 3001 670 912 439 1670 1069 2196 1829 526 762 804 1624 804 2501z">
          <text:p text:style-name="P2"><text:span text:style-name="T1">B</text:span></text:p>
        </draw:path>
        <draw:path draw:style-name="gr2" draw:text-style-name="P3" draw:layer="layout" svg:width="11.999cm" svg:height="9.999cm" svg:x="4.45cm" svg:y="6.035cm" svg:viewBox="0 0 12000 10000" svg:d="M12000 5000c0 877-278 1739-804 2501-526 760-1284 1390-2196 1829-912 440-1947 670-3001 670-1052 0-2087-230-2999-670-912-439-1670-1069-2196-1829-526-762-804-1624-804-2501s278-1739 804-2499c526-762 1284-1392 2196-1831 912-440 1947-670 2999-670 1054 0 2089 230 3001 670 912 439 1670 1069 2196 1829 526 762 804 1624 804 2501z">
          <text:p text:style-name="P2"><text:span text:style-name="T1">A</text:span></text:p>
        </draw:path>
        <draw:path draw:style-name="gr3" draw:text-style-name="P4" draw:layer="layout" svg:width="4.805cm" svg:height="7.987cm" svg:x="11.694cm" svg:y="7.012cm" svg:viewBox="0 0 4806 7988" svg:d="M2376 0c-99 56-177 137-273 199s-198 116-273 206c-71 86-198 93-256 199-54 99-148 171-240 231-100 65-173 158-231 257-59 102-169 156-232 256-55 87-115 173-165 264-48 89-126 159-174 249-44 81-80 168-107 256-29 97-90 180-132 273-40 89-57 186-100 273-44 89-43 188-74 281-30 90-48 187-66 281-17 90-24 181-33 273-8 89-15 180-17 272-2 82 6 166 0 249-6 88 13 171 0 256-13 87 21 170 25 256 5 85 22 169 50 256 27 82 22 174 57 257 36 86 50 182 75 273 26 92 57 185 99 272 39 83 84 166 108 257 26 102 90 192 157 273 71 87 69 197 165 272 75 59 96 165 141 249 54 99 136 175 215 256 78 80 143 157 248 223 96 61 145 180 231 256 81 71 167 143 256 207 86 62 166 133 257 190 89 57 198 96 273 174 106 110 212-23 272-83 70-70 175-98 249-165 79-71 156-147 248-207 98-64 164-167 248-248 85-82 151-188 248-256 101-70 145-164 215-257 68-91 127-181 190-272 57-83 120-165 157-257 41-102 122-179 157-281 33-96 85-185 116-281 29-89 54-183 99-265 44-80 56-174 91-256 38-87 60-180 66-273 6-96 46-180 50-273 3-85-15-174 8-256 26-92 41-189 25-281-16-91-12-184-9-273 4-92-5-182-8-273-3-92-45-177-49-273-4-91-50-175-91-256-40-78-30-172-50-256-21-88-26-179-74-256-50-79-85-163-124-249-41-91-118-153-124-256-6-118-117-181-174-273s-119-180-174-273c-58-97-121-182-198-256-82-80-145-177-223-256s-148-156-240-223c-95-69-185-139-265-224-79-84-196-115-264-215-58-85-169-105-257-148l-91-58h-49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90_20_Degrees_20_Crossed_20_2" draw:display-name="Red 90 Degrees Crossed 2" draw:style="double" draw:color="#000000" draw:distance="0.4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30T13:51:41.924000000</meta:creation-date>
    <dc:date>2022-07-18T16:42:24.120805642</dc:date>
    <meta:editing-duration>PT19M10S</meta:editing-duration>
    <meta:editing-cycles>7</meta:editing-cycles>
    <meta:generator>LibreOffice/7.3.4.2$Linux_X86_64 LibreOffice_project/30$Build-2</meta:generator>
    <meta:document-statistic meta:object-count="4"/>
  </office:meta>
</office:document-meta>
</file>